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text-underline-style="solid" style:text-underline-type="sing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4" style:family="table-cell" style:parent-style-name="Lien_32_hypertexte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14.0229166666667cm"/>
    </style:style>
    <style:style style:name="co4" style:family="table-column">
      <style:table-column-properties fo:break-before="auto" style:column-width="2.487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ource data dictionna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Mesure de la qualité des eaux souterra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text:s/></text:p>
          </table:table-cell>
          <table:table-cell office:value-type="string" table:style-name="ce1">
            <text:p>1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L</text:p>
          </table:table-cell>
          <table:table-cell office:value-type="string" table:style-name="ce14">
            <text:p><text:a xlink:href="https://www.sandre.eaufrance.fr/notice-doc/mesure-de-la-qualit%C3%A9-des-eaux-souterraines-1">https://www.sandre.eaufrance.fr/notice-doc/mesure-de-la-qualit%C3%A9-des-eaux-souterraines-1</text:a>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4"/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Quality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1022" table:default-cell-style-name="ce1"/>
        <table:table-column table:style-name="co1" table:number-columns-repeated="15360" table:default-cell-style-name="ce1"/>
        <table:table-row table:style-name="ro2">
          <table:table-cell office:value-type="string" table:style-name="ce2">
            <text:p>Class Name</text:p>
          </table:table-cell>
          <table:table-cell table:number-columns-repeated="2" table:style-name="ce3"/>
          <table:table-cell office:value-type="string" table:style-name="ce3">
            <text:p>Datastream</text:p>
          </table:table-cell>
          <table:table-cell office:value-type="string" table:style-name="ce3">
            <text:p>ObsProp</text:p>
          </table:table-cell>
          <table:table-cell office:value-type="string" table:style-name="ce3">
            <text:p>Observer</text:p>
          </table:table-cell>
          <table:table-cell office:value-type="string" table:style-name="ce3">
            <text:p>Observation</text:p>
          </table:table-cell>
          <table:table-cell office:value-type="string" table:style-name="ce3">
            <text:p>FoI</text:p>
          </table:table-cell>
          <table:table-cell office:value-type="string" table:style-name="ce3">
            <text:p>Thing</text:p>
          </table:table-cell>
          <table:table-cell office:value-type="string" table:style-name="ce3">
            <text:p>Location</text:p>
          </table:table-cell>
          <table:table-cell office:value-type="string" table:style-name="ce3">
            <text:p>Deployment</text:p>
          </table:table-cell>
          <table:table-cell office:value-type="string" table:style-name="ce3">
            <text:p>ObsProc</text:p>
          </table:table-cell>
          <table:table-cell office:value-type="string" table:style-name="ce3">
            <text:p>Sample</text:p>
          </table:table-cell>
          <table:table-cell office:value-type="string" table:style-name="ce3">
            <text:p>Sampler</text:p>
          </table:table-cell>
          <table:table-cell office:value-type="string" table:number-columns-spanned="2" table:number-rows-spanned="1" table:style-name="ce10">
            <text:p>SamplingOperation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number-columns-spanned="1" table:number-rows-spanned="3" table:style-name="ce11">
            <text:p>QUALITOMET RE</text:p>
          </table:table-cell>
          <table:table-cell office:value-type="string" table:style-name="ce4">
            <text:p>Constitution du qualitomètre (Ouvrage unique / Groupementde points d'eau)</text:p>
          </table:table-cell>
          <table:table-cell table:number-columns-repeated="3" table:style-name="ce4"/>
          <table:table-cell office:value-type="string" table:style-name="ce4">
            <text:p>properties</text:p>
          </table:table-cell>
          <table:table-cell table:number-columns-repeated="10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Finalité du qualitomètre</text:p>
          </table:table-cell>
          <table:table-cell table:number-columns-repeated="3" table:style-name="ce3"/>
          <table:table-cell office:value-type="string" table:style-name="ce3">
            <text:p>properties</text:p>
          </table:table-cell>
          <table:table-cell table:number-columns-repeated="9" table:style-name="ce3"/>
          <table:table-cell office:value-type="string" table:style-name="ce3">
            <text:p>description/definition should be along Qualitometer on () for {finality}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s sur le qualitomètre</text:p>
          </table:table-cell>
          <table:table-cell table:number-columns-repeated="3" table:style-name="ce5"/>
          <table:table-cell office:value-type="string" table:style-name="ce5">
            <text:p>properties</text:p>
          </table:table-cell>
          <table:table-cell table:number-columns-repeated="10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10" table:style-name="ce12">
            <text:p>SITE DE MESURE DU QUALITOMET RE</text:p>
          </table:table-cell>
          <table:table-cell office:value-type="string" table:style-name="ce3">
            <text:p>Début de profondeur du site de mesure du qualitomètre</text:p>
          </table:table-cell>
          <table:table-cell table:style-name="ce3"/>
          <table:table-cell office:value-type="string" table:style-name="ce3">
            <text:p>properties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Fin de profondeur du site de mesure du qualitomètre</text:p>
          </table:table-cell>
          <table:table-cell table:style-name="ce3"/>
          <table:table-cell office:value-type="string" table:style-name="ce3">
            <text:p>properties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ocalisation du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table:number-columns-repeated="7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u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table:number-columns-repeated="7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suppression du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table:number-columns-repeated="7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ordonnée X du site de mesure du qualitomètre</text:p>
          </table:table-cell>
          <table:table-cell table:number-columns-repeated="3" table:style-name="ce3"/>
          <table:table-cell office:value-type="string" table:number-columns-spanned="2" table:number-rows-spanned="1" table:style-name="ce13">
            <text:p>location.coordinates.X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13">
            <text:p>location.coordinates.X</text:p>
          </table:table-cell>
          <table:covered-table-cell/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ordonnée Y du site de mesure du qualitomètre</text:p>
          </table:table-cell>
          <table:table-cell table:number-columns-repeated="3" table:style-name="ce3"/>
          <table:table-cell office:value-type="string" table:number-columns-spanned="2" table:number-rows-spanned="1" table:style-name="ce13">
            <text:p>location.coordinates.Y</text:p>
          </table:table-cell>
          <table:covered-table-cell/>
          <table:table-cell table:number-columns-repeated="2" table:style-name="ce3"/>
          <table:table-cell office:value-type="string" table:number-columns-spanned="2" table:number-rows-spanned="1" table:style-name="ce13">
            <text:p>location.coordinates.Y</text:p>
          </table:table-cell>
          <table:covered-table-cell/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Type de projection des coordonnées du site de mesure du qualitomètre</text:p>
          </table:table-cell>
          <table:table-cell table:number-columns-repeated="7" table:style-name="ce3"/>
          <table:table-cell office:value-type="string" table:style-name="ce3">
            <text:p>location.src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Précision des coordonnées du site de mesure du qualitomètre</text:p>
          </table:table-cell>
          <table:table-cell table:number-columns-repeated="7" table:style-name="ce3"/>
          <table:table-cell office:value-type="string" table:style-name="ce3">
            <text:p>properties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e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table:number-columns-repeated="7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3" table:style-name="ce11">
            <text:p>PERIODE D'APPARTENANCE D'UN QUALITOMET RE A UN RESEAU</text:p>
          </table:table-cell>
          <table:table-cell office:value-type="string" table:style-name="ce4">
            <text:p>Date de début d'appartenance du qualitomètre à un réseau</text:p>
          </table:table-cell>
          <table:table-cell table:number-columns-repeated="8" table:style-name="ce4"/>
          <table:table-cell office:value-type="string" table:style-name="ce4">
            <text:p>properties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fin d'appartenance du qualitomètre à un réseau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 d'appartenance du qualitomètre à un réseau</text:p>
          </table:table-cell>
          <table:table-cell table:number-columns-repeated="8" table:style-name="ce5"/>
          <table:table-cell office:value-type="string" table:style-name="ce5">
            <text:p>properties</text:p>
          </table:table-cell>
          <table:table-cell table:number-columns-repeated="5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9" table:style-name="ce11">
            <text:p>INTERVENANT</text:p>
          </table:table-cell>
          <table:table-cell office:value-type="string" table:style-name="ce3">
            <text:p>Code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dernière mise-à-jour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Mnémonique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Boîte aux let tres / boite postale de l'intervenan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Nom de l'ensemble immobilier où réside l'intervenant</text:p>
          </table:table-cell>
          <table:table-cell table:number-columns-repeated="14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11" table:style-name="ce12">
            <text:p>ENTITE HYDROGEOLOGIQUE</text:p>
          </table:table-cell>
          <table:table-cell office:value-type="string" table:style-name="ce3">
            <text:p>Code de l'entité hydrogéologique</text:p>
          </table:table-cell>
          <table:table-cell table:number-columns-repeated="5" table:style-name="ce3"/>
          <table:table-cell office:value-type="string" table:style-name="ce3">
            <text:p>description/id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e l'entité hydrogéologique</text:p>
          </table:table-cell>
          <table:table-cell table:number-columns-repeated="5" table:style-name="ce3"/>
          <table:table-cell office:value-type="string" table:style-name="ce3">
            <text:p>definition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modification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e la fiche sur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atur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Etat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atur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Thème de l'entité hydrogéologique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uperficie sans recouvrement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4" table:style-name="ce11">
            <text:p>PERIODE D'APPARTENANCE D'UN SITE DE MESURE QUALITOMET RE A UNE ENTITE HYDROGEOLOGIQUE</text:p>
          </table:table-cell>
          <table:table-cell office:value-type="string" table:style-name="ce4">
            <text:p>Date de début d'appartenance du site de mesure qualitomètre à une entité hydrogeologique</text:p>
          </table:table-cell>
          <table:table-cell table:number-columns-repeated="8" table:style-name="ce4"/>
          <table:table-cell office:value-type="string" table:style-name="ce4">
            <text:p>properties</text:p>
          </table:table-cell>
          <table:table-cell table:number-columns-repeated="5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fin d'appartenance du site de mesure qualitomètre à une entite hydrogéologique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Mode de détermination de l'association d'un site de mesure à un qualitomètre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 sur l'appartenance du site de mesure qualitomètre à une entité hydrogéologique</text:p>
          </table:table-cell>
          <table:table-cell table:number-columns-repeated="8" table:style-name="ce5"/>
          <table:table-cell office:value-type="string" table:style-name="ce5">
            <text:p>properties</text:p>
          </table:table-cell>
          <table:table-cell table:number-columns-repeated="5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5" table:style-name="ce11">
            <text:p>SITE DE MESURE DU QUALITOMET RE</text:p>
          </table:table-cell>
          <table:table-cell office:value-type="string" table:style-name="ce3">
            <text:p>Début de profondeur du site de mesure du qualitomètre</text:p>
          </table:table-cell>
          <table:table-cell table:style-name="ce3"/>
          <table:table-cell office:value-type="string" table:style-name="ce3">
            <text:p>properties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Fin de profondeur du site de mesure du qualitomètre</text:p>
          </table:table-cell>
          <table:table-cell table:style-name="ce3"/>
          <table:table-cell office:value-type="string" table:style-name="ce3">
            <text:p>properties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ocalisation du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office:value-type="string" table:style-name="ce3">
            <text:p>properties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u site de mesure du qualitomètre</text:p>
          </table:table-cell>
          <table:table-cell table:number-columns-repeated="6" table:style-name="ce3"/>
          <table:table-cell office:value-type="string" table:style-name="ce3">
            <text:p>properties</text:p>
          </table:table-cell>
          <table:table-cell office:value-type="string" table:style-name="ce3">
            <text:p>properties</text:p>
          </table:table-cell>
          <table:table-cell table:number-columns-repeated="6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Date de suppression du site de mesure du qualitomètre</text:p>
          </table:table-cell>
          <table:table-cell table:number-columns-repeated="6" table:style-name="ce5"/>
          <table:table-cell office:value-type="string" table:style-name="ce5">
            <text:p>properties</text:p>
          </table:table-cell>
          <table:table-cell office:value-type="string" table:style-name="ce5">
            <text:p>properties</text:p>
          </table:table-cell>
          <table:table-cell table:number-columns-repeated="6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5" table:style-name="ce12">
            <text:p>SUPPORT</text:p>
          </table:table-cell>
          <table:table-cell office:value-type="string" table:style-name="ce3">
            <text:p>Code du suppor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u suppor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u suppor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u suppor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dernière mise-à-jour du support</text:p>
          </table:table-cell>
          <table:table-cell table:number-columns-repeated="14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12" table:style-name="ce11">
            <text:p>PRELEVEMENTD'EAU SOUTERRAINE</text:p>
          </table:table-cell>
          <table:table-cell office:value-type="string" table:style-name="ce4">
            <text:p>Date à laquelle a débuté le prélèvement</text:p>
          </table:table-cell>
          <table:table-cell table:number-columns-repeated="10" table:style-name="ce4"/>
          <table:table-cell office:value-type="string" table:style-name="ce4">
            <text:p>time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Heure à laquelle a débuté le prélèvement</text:p>
          </table:table-cell>
          <table:table-cell table:number-columns-repeated="10" table:style-name="ce3"/>
          <table:table-cell office:value-type="string" table:style-name="ce3">
            <text:p>time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 du prélèvement chez le producteur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iveau du soutirage du prélèvement</text:p>
          </table:table-cell>
          <table:table-cell table:number-columns-repeated="10" table:style-name="ce3"/>
          <table:table-cell office:value-type="string" table:style-name="ce3">
            <text:p>atDepth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eu précis où a été constitué le prélèvement</text:p>
          </table:table-cell>
          <table:table-cell table:number-columns-repeated="10" table:style-name="ce3"/>
          <table:table-cell office:value-type="string" table:style-name="ce3">
            <text:p>samplingLocation</text:p>
          </table:table-cell>
          <table:table-cell table:number-columns-repeated="2" table:style-name="ce3"/>
          <table:table-cell office:value-type="string" table:style-name="ce3">
            <text:p>This is a text so there is no guarantee the value cna be interpreted as a Geometry. Instead we may use NamedLocation.adress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ébit de soutirage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Volume pompé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Volume de purge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iveau piézométrique (NGF) avantle prélèvement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eprésentativité du prélèvement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Opérateur du prélèvement</text:p>
          </table:table-cell>
          <table:table-cell table:number-columns-repeated="10" table:style-name="ce3"/>
          <table:table-cell office:value-type="string" table:style-name="ce3">
            <text:p>parameter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s sur le prélèvement</text:p>
          </table:table-cell>
          <table:table-cell table:number-columns-repeated="10" table:style-name="ce5"/>
          <table:table-cell office:value-type="string" table:style-name="ce5">
            <text:p>parameter</text:p>
          </table:table-cell>
          <table:table-cell table:number-columns-repeated="3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9" table:style-name="ce12">
            <text:p>DISPOSITIF DE COLLECTE</text:p>
          </table:table-cell>
          <table:table-cell office:value-type="string" table:style-name="ce3">
            <text:p>Code SANDRE du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u dispositif de collecte</text:p>
          </table:table-cell>
          <table:table-cell table:number-columns-repeated="11" table:style-name="ce3"/>
          <table:table-cell office:value-type="string" table:style-name="ce3">
            <text:p>description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Mnémonique du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Méta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nnée de mise en place du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ntact du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mise à jour du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Etat de la fiche descriptiv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e dispositif de collecte</text:p>
          </table:table-cell>
          <table:table-cell table:number-columns-repeated="11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6" table:style-name="ce11">
            <text:p>OPERATION DE PRELEVEMENTD'EAU SOUTERRAINE</text:p>
          </table:table-cell>
          <table:table-cell office:value-type="string" table:style-name="ce4">
            <text:p>Date de début de l'opération de prélèvementd'eau souterraine</text:p>
          </table:table-cell>
          <table:table-cell table:number-columns-repeated="12" table:style-name="ce4"/>
          <table:table-cell office:value-type="string" table:style-name="ce4">
            <text:p>properties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Heure de début de l'opération de prélèvementd'eau souterraine</text:p>
          </table:table-cell>
          <table:table-cell table:number-columns-repeated="1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 de l'opération de prélèvementd'eau souterraine chez le producteur</text:p>
          </table:table-cell>
          <table:table-cell table:number-columns-repeated="1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fin de l'opération de prélèvementd'eau souterraine</text:p>
          </table:table-cell>
          <table:table-cell table:number-columns-repeated="1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Heure de fin de l'opération de prélèvementd'eau souterraine</text:p>
          </table:table-cell>
          <table:table-cell table:number-columns-repeated="1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s sur l'opération de prélèvementd'eau souterraine</text:p>
          </table:table-cell>
          <table:table-cell table:number-columns-repeated="12" table:style-name="ce5"/>
          <table:table-cell office:value-type="string" table:style-name="ce5">
            <text:p>properties</text:p>
          </table:table-cell>
          <table:table-cell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4" table:style-name="ce12">
            <text:p>PERIODE D'APPARTENANCE D'UN SITE DE MESURE QUALITOMET RE A UNE MASSE D'EAU</text:p>
          </table:table-cell>
          <table:table-cell office:value-type="string" table:style-name="ce3">
            <text:p>Date de début d'appartenance du site de mesure du qualitomètre à une masse d'eau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fin d'appartenance du site de mesure du qualitomètre à une masse d'eau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 sur l'appartenance du site de mesure qualitomètre à une masse d'eau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Mode de détermination de l'association d'un site de mesure qualitomètre à une masse d'eau</text:p>
          </table:table-cell>
          <table:table-cell table:number-columns-repeated="8" table:style-name="ce3"/>
          <table:table-cell office:value-type="string" table:style-name="ce3">
            <text:p>properties</text:p>
          </table:table-cell>
          <table:table-cell table:number-columns-repeated="5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6" table:style-name="ce11">
            <text:p>MASSE D'EAU</text:p>
          </table:table-cell>
          <table:table-cell office:value-type="string" table:style-name="ce4">
            <text:p>Nom de la masse d'eau</text:p>
          </table:table-cell>
          <table:table-cell table:number-columns-repeated="5" table:style-name="ce4"/>
          <table:table-cell office:value-type="string" table:style-name="ce4">
            <text:p>properties</text:p>
          </table:table-cell>
          <table:table-cell table:number-columns-repeated="8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de national de la masse d'eau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de européen de la masse d'eau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cronyme de l'opérateur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de de la catégorie de la masse d'eau</text:p>
          </table:table-cell>
          <table:table-cell table:number-columns-repeated="5" table:style-name="ce3"/>
          <table:table-cell office:value-type="string" table:style-name="ce3">
            <text:p>properties</text:p>
          </table:table-cell>
          <table:table-cell table:number-columns-repeated="8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Date de création de la masse d'eau</text:p>
          </table:table-cell>
          <table:table-cell table:number-columns-repeated="5" table:style-name="ce5"/>
          <table:table-cell office:value-type="string" table:style-name="ce5">
            <text:p>properties</text:p>
          </table:table-cell>
          <table:table-cell table:number-columns-repeated="8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12" table:style-name="ce12">
            <text:p>PARAMET RE</text:p>
          </table:table-cell>
          <table:table-cell office:value-type="string" table:style-name="ce3">
            <text:p>Code du paramètre</text:p>
          </table:table-cell>
          <table:table-cell table:number-columns-repeated="2" table:style-name="ce3"/>
          <table:table-cell office:value-type="string" table:style-name="ce3">
            <text:p>definition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u paramètre</text:p>
          </table:table-cell>
          <table:table-cell table:number-columns-repeated="2" table:style-name="ce3"/>
          <table:table-cell office:value-type="string" table:number-columns-spanned="2" table:number-rows-spanned="1" table:style-name="ce13">
            <text:p>description @fr</text:p>
          </table:table-cell>
          <table:covered-table-cell/>
          <table:table-cell table:number-columns-repeated="10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dernière mise-à-jour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bellé court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bellé long du paramètre</text:p>
          </table:table-cell>
          <table:table-cell table:number-columns-repeated="2" table:style-name="ce3"/>
          <table:table-cell office:value-type="string" table:style-name="ce3">
            <text:p>name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éfinition du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s bibliographiques sur le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e paramètre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number-columns-repeated="11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international du paramètre</text:p>
          </table:table-cell>
          <table:table-cell table:number-columns-repeated="2" table:style-name="ce3"/>
          <table:table-cell office:value-type="string" table:number-columns-spanned="2" table:number-rows-spanned="1" table:style-name="ce10">
            <text:p>description @en</text:p>
          </table:table-cell>
          <table:covered-table-cell/>
          <table:table-cell table:number-columns-repeated="10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20" table:style-name="ce11">
            <text:p>ANALYSE PHYSICO-CHIMIQUE ET MICROBIOLOGIQUE D'EAU SOUTERRAINE</text:p>
          </table:table-cell>
          <table:table-cell office:value-type="string" table:style-name="ce4">
            <text:p>Numéro d'ordre de l'analyse d'eau souterraine</text:p>
          </table:table-cell>
          <table:table-cell table:number-columns-repeated="4" table:style-name="ce4"/>
          <table:table-cell office:value-type="string" table:style-name="ce4">
            <text:p>parameter</text:p>
          </table:table-cell>
          <table:table-cell table:number-columns-repeated="9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 de l'analyse d'eau souterraine chez le producteur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'analyse d'eau souterraine</text:p>
          </table:table-cell>
          <table:table-cell table:number-columns-repeated="4" table:style-name="ce3"/>
          <table:table-cell office:value-type="string" table:style-name="ce3">
            <text:p>resultTime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Heure de l'analyse d'eau souterraine</text:p>
          </table:table-cell>
          <table:table-cell table:number-columns-repeated="4" table:style-name="ce3"/>
          <table:table-cell office:value-type="string" table:style-name="ce3">
            <text:p>resultTime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sultat de l'analyse d'eau souterraine</text:p>
          </table:table-cell>
          <table:table-cell table:number-columns-repeated="4" table:style-name="ce3"/>
          <table:table-cell office:value-type="string" table:style-name="ce3">
            <text:p>value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de remarque de l'analyse d'eau souterrain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nalyse d'eau souterraine in situ / en laboratoir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ifficulté(s) d'eau souterraine in situ / en laboratoir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Qualification de l'analyse d'eau souterrain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'analyse d'eau souterrain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e résultat de l'analyse d'eau souterrain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Unité de mesure de l'analyse d'eau souterraine</text:p>
          </table:table-cell>
          <table:table-cell table:style-name="ce1"/>
          <table:table-cell office:value-type="string" table:style-name="ce6">
            <text:p><text:a xlink:href="http://unitofmeasurement.name/">unitOfMeasurement.name</text:a></text:p>
          </table:table-cell>
          <table:table-cell table:number-columns-repeated="12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sultat de référence de l'analyse d'eau souterrain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e l'analys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ccreditation de l'analys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Incertitude analytiqu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mite de quantification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mite de détection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euil de saturation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4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Volume filtré</text:p>
          </table:table-cell>
          <table:table-cell table:number-columns-repeated="4" table:style-name="ce5"/>
          <table:table-cell office:value-type="string" table:style-name="ce5">
            <text:p>parameter</text:p>
          </table:table-cell>
          <table:table-cell table:number-columns-repeated="9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10" table:style-name="ce12">
            <text:p>METHODE</text:p>
          </table:table-cell>
          <table:table-cell office:value-type="string" table:style-name="ce3">
            <text:p>Code de la méthode</text:p>
          </table:table-cell>
          <table:table-cell table:number-columns-repeated="9" table:style-name="ce3"/>
          <table:table-cell office:value-type="string" table:style-name="ce3">
            <text:p>definition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office:value-type="string" table:style-name="ce3">
            <text:p>Some methods caracterize analysis other sampling method, both are mixed in a single codelist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e la méthode</text:p>
          </table:table-cell>
          <table:table-cell table:number-columns-repeated="9" table:style-name="ce3"/>
          <table:table-cell office:value-type="string" table:style-name="ce3">
            <text:p>description @fr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Statut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dernière mise-à-jour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s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Libellé long de la méthode</text:p>
          </table:table-cell>
          <table:table-cell table:number-columns-repeated="9" table:style-name="ce3"/>
          <table:table-cell office:value-type="string" table:style-name="ce3">
            <text:p>properties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international de la méthode</text:p>
          </table:table-cell>
          <table:table-cell table:number-columns-repeated="9" table:style-name="ce3"/>
          <table:table-cell office:value-type="string" table:style-name="ce3">
            <text:p>description @en</text:p>
          </table:table-cell>
          <table:table-cell table:number-columns-repeated="2" table:style-name="ce3"/>
          <table:table-cell office:value-type="string" table:style-name="ce3">
            <text:p>properties</text:p>
          </table:table-cell>
          <table:table-cell table:style-name="ce3"/>
          <table:table-cell table:number-columns-repeated="16368"/>
        </table:table-row>
        <table:table-row table:style-name="ro2">
          <table:table-cell office:value-type="string" table:style-name="ce7">
            <text:p>METHODE D'EXTRACTION</text:p>
          </table:table-cell>
          <table:table-cell office:value-type="string" table:style-name="ce8">
            <text:p>Rendementd'extraction</text:p>
          </table:table-cell>
          <table:table-cell table:number-columns-repeated="12" table:style-name="ce8"/>
          <table:table-cell office:value-type="string" table:style-name="ce8">
            <text:p>properties</text:p>
          </table:table-cell>
          <table:table-cell table:style-name="ce8"/>
          <table:table-cell table:number-columns-repeated="16368"/>
        </table:table-row>
        <table:table-row table:style-name="ro2">
          <table:table-cell office:value-type="string" table:number-columns-spanned="1" table:number-rows-spanned="7" table:style-name="ce12">
            <text:p>FRACTION ANALYSEE</text:p>
          </table:table-cell>
          <table:table-cell office:value-type="string" table:style-name="ce3">
            <text:p>Code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création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dernière mise-à-jour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Auteur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Commentaires sur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Nom international de la fraction analysé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table-cell office:value-type="string" table:number-columns-spanned="1" table:number-rows-spanned="5" table:style-name="ce11">
            <text:p>ECHANTILLON D'EAU SOUTERRAINE</text:p>
          </table:table-cell>
          <table:table-cell office:value-type="string" table:style-name="ce4">
            <text:p>Référence de l'échantillon chez le commanditaire</text:p>
          </table:table-cell>
          <table:table-cell table:number-columns-repeated="10" table:style-name="ce4"/>
          <table:table-cell office:value-type="string" table:style-name="ce4">
            <text:p>properties</text:p>
          </table:table-cell>
          <table:table-cell table:number-columns-repeated="3" table:style-name="ce4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 de l'échantillon chez le laboratoire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Date de la constitution de l'échantillon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Heure de la constitution de l'échantillon</text:p>
          </table:table-cell>
          <table:table-cell table:number-columns-repeated="10" table:style-name="ce3"/>
          <table:table-cell office:value-type="string" table:style-name="ce3">
            <text:p>properties</text:p>
          </table:table-cell>
          <table:table-cell table:number-columns-repeated="3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Commentaires sur l'échantillon d'eau souterraine</text:p>
          </table:table-cell>
          <table:table-cell table:number-columns-repeated="10" table:style-name="ce5"/>
          <table:table-cell office:value-type="string" table:style-name="ce5">
            <text:p>properties</text:p>
          </table:table-cell>
          <table:table-cell table:number-columns-repeated="3" table:style-name="ce5"/>
          <table:table-cell table:number-columns-repeated="16368"/>
        </table:table-row>
        <table:table-row table:style-name="ro2">
          <table:table-cell office:value-type="string" table:number-columns-spanned="1" table:number-rows-spanned="3" table:style-name="ce11">
            <text:p>DOSSIER D'ANALYSE D'EAU SOUTERRAINE</text:p>
          </table:table-cell>
          <table:table-cell office:value-type="string" table:style-name="ce3">
            <text:p>Référence du dossier d'analyse d'eau souterraine auprès du laboratoire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3">
            <text:p>Référence du dossier d'analyse d'eau souterraine auprès du producteur de données</text:p>
          </table:table-cell>
          <table:table-cell table:number-columns-repeated="4" table:style-name="ce3"/>
          <table:table-cell office:value-type="string" table:style-name="ce3">
            <text:p>parameter</text:p>
          </table:table-cell>
          <table:table-cell table:number-columns-repeated="9" table:style-name="ce3"/>
          <table:table-cell table:number-columns-repeated="16368"/>
        </table:table-row>
        <table:table-row table:style-name="ro2">
          <table:covered-table-cell/>
          <table:table-cell office:value-type="string" table:style-name="ce5">
            <text:p>Interprétation du dossier d'analyse d'eau souterraine</text:p>
          </table:table-cell>
          <table:table-cell table:number-columns-repeated="4" table:style-name="ce5"/>
          <table:table-cell office:value-type="string" table:style-name="ce5">
            <text:p>parameter</text:p>
          </table:table-cell>
          <table:table-cell table:number-columns-repeated="9" table:style-name="ce5"/>
          <table:table-cell table:number-columns-repeated="16368"/>
        </table:table-row>
        <table:table-row table:number-rows-repeated="14" table:style-name="ro1">
          <table:table-cell table:style-name="ce9"/>
          <table:table-cell table:number-columns-repeated="16383" table:style-name="ce1"/>
        </table:table-row>
        <table:table-row table:number-rows-repeated="840" table:style-name="ro1">
          <table:table-cell table:style-name="ce9"/>
          <table:table-cell table:number-columns-repeated="16383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Grellet Sylvain</dc:creator>
    <dc:date>2025-03-28T14:08:47Z</dc:date>
  </office:meta>
</office:document-meta>
</file>